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start" style:justify-single-word="false"/>
      <style:text-properties officeooo:paragraph-rsid="0022a3a1"/>
    </style:style>
    <style:style style:name="P4" style:family="paragraph" style:parent-style-name="Heading_20_1">
      <style:text-properties officeooo:rsid="001deb6a" officeooo:paragraph-rsid="001deb6a"/>
    </style:style>
    <style:style style:name="P5" style:family="paragraph" style:parent-style-name="Heading_20_1" style:master-page-name="First_20_Page">
      <style:paragraph-properties style:page-number="auto"/>
      <style:text-properties officeooo:rsid="00217123" officeooo:paragraph-rsid="00217123"/>
    </style:style>
    <style:style style:name="P6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24292e" style:font-name="SFMono-Regular" fo:font-size="8.25pt" fo:letter-spacing="normal" fo:font-style="normal" fo:font-weight="normal"/>
    </style:style>
    <style:style style:name="P7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fo:letter-spacing="normal"/>
    </style:style>
    <style:style style:name="P8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8.25pt" fo:letter-spacing="normal" fo:font-style="normal" fo:font-weight="normal"/>
    </style:style>
    <style:style style:name="P9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20c8c2"/>
    </style:style>
    <style:style style:name="T5" style:family="text">
      <style:text-properties fo:color="#d73a49"/>
    </style:style>
    <style:style style:name="T6" style:family="text">
      <style:text-properties fo:color="#d73a49" style:font-name="SFMono-Regular" fo:font-size="8.25pt" fo:font-style="normal" fo:font-weight="normal"/>
    </style:style>
    <style:style style:name="T7" style:family="text">
      <style:text-properties fo:color="#005cc5"/>
    </style:style>
    <style:style style:name="T8" style:family="text">
      <style:text-properties fo:color="#005cc5" style:font-name="SFMono-Regular" fo:font-size="8.25pt" fo:font-style="normal" fo:font-weight="normal"/>
    </style:style>
    <style:style style:name="T9" style:family="text">
      <style:text-properties style:font-name="SFMono-Regular" fo:font-size="8.25pt" fo:font-style="normal" fo:font-weight="normal"/>
    </style:style>
    <style:style style:name="T10" style:family="text">
      <style:text-properties fo:color="#6f42c1"/>
    </style:style>
    <style:style style:name="T11" style:family="text">
      <style:text-properties fo:color="#6f42c1" style:font-name="SFMono-Regular" fo:font-size="8.25pt" fo:font-style="normal" fo:font-weight="normal"/>
    </style:style>
    <style:style style:name="T12" style:family="text">
      <style:text-properties fo:color="#032f62" style:font-name="SFMono-Regular" fo:font-size="8.25pt" fo:font-style="normal" fo:font-weight="normal"/>
    </style:style>
    <style:style style:name="T13" style:family="text">
      <style:text-properties fo:font-variant="normal" fo:text-transform="none" fo:color="#24292e" style:font-name="SFMono-Regular" fo:font-size="8.25pt" fo:letter-spacing="normal" fo:font-style="normal" fo:font-weight="normal"/>
    </style:style>
    <style:style style:name="T14" style:family="text">
      <style:text-properties officeooo:rsid="0022d2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89043942" text:style-name="Outline">
        <text:list-item>
          <text:h text:style-name="P5" text:outline-level="1">Enum</text:h>
        </text:list-item>
        <text:list-item>
          <text:h text:style-name="P4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23-8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6"><text:span text:style-name="T5">enum</text:span> <text:span text:style-name="T7">Day</text:span> {</text:p>
      <text:p text:style-name="P7"><text:s text:c="2"/><text:span text:style-name="T9">monday, tuesday, wednesday, thursday, friday, saturday, sunday</text:span></text:p>
      <text:p text:style-name="P8">}</text:p>
      <text:p text:style-name="P9"/>
      <text:p text:style-name="P8"><text:span text:style-name="T10">main</text:span>() {</text:p>
      <text:p text:style-name="P7"><text:s text:c="2"/><text:span text:style-name="T11">assert</text:span><text:span text:style-name="T9">(</text:span><text:span text:style-name="T8">Day</text:span><text:span text:style-name="T9">.monday.</text:span><text:span text:style-name="T11">toString</text:span><text:span text:style-name="T9">() </text:span><text:span text:style-name="T6">==</text:span><text:span text:style-name="T9"> </text:span><text:span text:style-name="T12">'Day.monday'</text:span><text:span text:style-name="T9">);</text:span></text:p>
      <text:p text:style-name="P7"><text:s text:c="2"/><text:span text:style-name="T11">assert</text:span><text:span text:style-name="T9">(</text:span><text:span text:style-name="T11">describeEnum</text:span><text:span text:style-name="T9">(</text:span><text:span text:style-name="T8">Day</text:span><text:span text:style-name="T9">.monday) </text:span><text:span text:style-name="T6">==</text:span><text:span text:style-name="T9"> </text:span><text:span text:style-name="T12">'monday'</text:span><text:span text:style-name="T9">);</text:span></text:p>
      <text:p text:style-name="P8">}</text:p>
      <text:p text:style-name="Standard"/>
      <text:p text:style-name="Standard"><text:span text:style-name="T13">Day.monday.toString().split('.')[1];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creation-date>2018-08-23T13:33:49.551000000</meta:creation-date>
    <meta:editing-duration>PT2H31M17S</meta:editing-duration>
    <meta:generator>LibreOffice/6.0.4.2$Windows_X86_64 LibreOffice_project/9b0d9b32d5dcda91d2f1a96dc04c645c450872bf</meta:generator>
    <dc:date>2018-08-23T16:15:12.941000000</dc:date>
    <meta:document-statistic meta:table-count="0" meta:image-count="0" meta:object-count="0" meta:page-count="2" meta:paragraph-count="17" meta:word-count="37" meta:character-count="339" meta:non-whitespace-character-count="3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